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9F0000350A00001DFF7D29CF6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04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hartFlexRang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>
            <text:p>Stockchart Type 2 is defined by values Open,High,Low und close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lose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7">
            <text:p>04/07/05</text:p>
          </table:table-cell>
          <table:table-cell table:style-name="ce4" office:value-type="float" office:value="15000000">
            <text:p>15,000,000</text:p>
          </table:table-cell>
          <table:table-cell table:style-name="ce5" office:value-type="currency" office:currency="USD" office:value="88.75">
            <text:p>$88.75</text:p>
          </table:table-cell>
          <table:table-cell table:style-name="ce5" office:value-type="currency" office:currency="USD" office:value="94.5">
            <text:p>$94.50</text:p>
          </table:table-cell>
          <table:table-cell table:style-name="ce5" office:value-type="currency" office:currency="USD" office:value="88.875">
            <text:p>$88.88</text:p>
          </table:table-cell>
          <table:table-cell table:style-name="ce5" office:value-type="currency" office:currency="USD" office:value="92.6875">
            <text:p>$92.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8">
            <text:p>04/08/05</text:p>
          </table:table-cell>
          <table:table-cell table:style-name="ce4" office:value-type="float" office:value="14652562">
            <text:p>14,652,562</text:p>
          </table:table-cell>
          <table:table-cell table:style-name="ce5" table:formula="oooc:=[.G5]" office:value-type="currency" office:currency="USD" office:value="92.6875">
            <text:p>$92.69</text:p>
          </table:table-cell>
          <table:table-cell table:style-name="ce5" office:value-type="currency" office:currency="USD" office:value="95.5">
            <text:p>$95.50</text:p>
          </table:table-cell>
          <table:table-cell table:style-name="ce5" office:value-type="currency" office:currency="USD" office:value="87">
            <text:p>$87.00</text:p>
          </table:table-cell>
          <table:table-cell table:style-name="ce5" office:value-type="currency" office:currency="USD" office:value="93.6875">
            <text:p>$93.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9">
            <text:p>04/09/05</text:p>
          </table:table-cell>
          <table:table-cell table:style-name="ce4" office:value-type="float" office:value="15070589">
            <text:p>15,070,589</text:p>
          </table:table-cell>
          <table:table-cell table:style-name="ce5" table:formula="oooc:=[.G6]" office:value-type="currency" office:currency="USD" office:value="93.6875">
            <text:p>$93.69</text:p>
          </table:table-cell>
          <table:table-cell table:style-name="ce5" office:value-type="currency" office:currency="USD" office:value="96.5">
            <text:p>$96.50</text:p>
          </table:table-cell>
          <table:table-cell table:style-name="ce5" office:value-type="currency" office:currency="USD" office:value="91">
            <text:p>$91.00</text:p>
          </table:table-cell>
          <table:table-cell table:style-name="ce5" office:value-type="currency" office:currency="USD" office:value="92">
            <text:p>$92.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0">
            <text:p>04/10/05</text:p>
          </table:table-cell>
          <table:table-cell table:style-name="ce4" office:value-type="float" office:value="15207571">
            <text:p>15,207,571</text:p>
          </table:table-cell>
          <table:table-cell table:style-name="ce5" table:formula="oooc:=[.G7]" office:value-type="currency" office:currency="USD" office:value="92">
            <text:p>$92.00</text:p>
          </table:table-cell>
          <table:table-cell table:style-name="ce5" office:value-type="currency" office:currency="USD" office:value="97.5">
            <text:p>$97.50</text:p>
          </table:table-cell>
          <table:table-cell table:style-name="ce5" office:value-type="currency" office:currency="USD" office:value="90">
            <text:p>$90.00</text:p>
          </table:table-cell>
          <table:table-cell table:style-name="ce5" office:value-type="currency" office:currency="USD" office:value="93">
            <text:p>$93.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1">
            <text:p>04/11/05</text:p>
          </table:table-cell>
          <table:table-cell table:style-name="ce4" office:value-type="float" office:value="14869716">
            <text:p>14,869,716</text:p>
          </table:table-cell>
          <table:table-cell table:style-name="ce5" table:formula="oooc:=[.G8]" office:value-type="currency" office:currency="USD" office:value="93">
            <text:p>$93.00</text:p>
          </table:table-cell>
          <table:table-cell table:style-name="ce5" office:value-type="currency" office:currency="USD" office:value="98.5">
            <text:p>$98.50</text:p>
          </table:table-cell>
          <table:table-cell table:style-name="ce5" office:value-type="currency" office:currency="USD" office:value="90">
            <text:p>$90.00</text:p>
          </table:table-cell>
          <table:table-cell table:style-name="ce5" office:value-type="currency" office:currency="USD" office:value="93.6">
            <text:p>$93.6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2">
            <text:p>04/12/05</text:p>
          </table:table-cell>
          <table:table-cell table:style-name="ce4" office:value-type="float" office:value="15225943">
            <text:p>15,225,943</text:p>
          </table:table-cell>
          <table:table-cell table:style-name="ce5" table:formula="oooc:=[.G9]" office:value-type="currency" office:currency="USD" office:value="93.6">
            <text:p>$93.60</text:p>
          </table:table-cell>
          <table:table-cell table:style-name="ce5" office:value-type="currency" office:currency="USD" office:value="99.5">
            <text:p>$99.50</text:p>
          </table:table-cell>
          <table:table-cell table:style-name="ce5" office:value-type="currency" office:currency="USD" office:value="87">
            <text:p>$87.00</text:p>
          </table:table-cell>
          <table:table-cell table:style-name="ce5" office:value-type="currency" office:currency="USD" office:value="93.8">
            <text:p>$93.8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3">
            <text:p>04/13/05</text:p>
          </table:table-cell>
          <table:table-cell table:style-name="ce4" office:value-type="float" office:value="15243446">
            <text:p>15,243,446</text:p>
          </table:table-cell>
          <table:table-cell table:style-name="ce5" table:formula="oooc:=[.G10]" office:value-type="currency" office:currency="USD" office:value="93.8">
            <text:p>$93.80</text:p>
          </table:table-cell>
          <table:table-cell table:style-name="ce5" office:value-type="currency" office:currency="USD" office:value="100.5">
            <text:p>$100.50</text:p>
          </table:table-cell>
          <table:table-cell table:style-name="ce5" office:value-type="currency" office:currency="USD" office:value="88">
            <text:p>$88.00</text:p>
          </table:table-cell>
          <table:table-cell table:style-name="ce5" office:value-type="currency" office:currency="USD" office:value="94">
            <text:p>$94.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4">
            <text:p>04/14/05</text:p>
          </table:table-cell>
          <table:table-cell table:style-name="ce4" office:value-type="float" office:value="14889873">
            <text:p>14,889,873</text:p>
          </table:table-cell>
          <table:table-cell table:style-name="ce5" table:formula="oooc:=[.G11]" office:value-type="currency" office:currency="USD" office:value="94">
            <text:p>$94.00</text:p>
          </table:table-cell>
          <table:table-cell table:style-name="ce5" office:value-type="currency" office:currency="USD" office:value="101.5">
            <text:p>$101.50</text:p>
          </table:table-cell>
          <table:table-cell table:style-name="ce5" office:value-type="currency" office:currency="USD" office:value="89">
            <text:p>$89.00</text:p>
          </table:table-cell>
          <table:table-cell table:style-name="ce5" office:value-type="currency" office:currency="USD" office:value="93">
            <text:p>$93.00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>
            <draw:frame table:end-cell-address="ChartFlexRange.G33" table:end-x="0.8898in" table:end-y="0.1728in" draw:z-index="0" draw:style-name="gr1" svg:width="5.3453in" svg:height="3.0228in" svg:x="0.878in" svg:y="0.1724in">
              <draw:object draw:notify-on-update-of-ranges="ChartFlexRange.B4:ChartFlexRange.B4 ChartFlexRange.B5:ChartFlexRange.B12 ChartFlexRange.D4:ChartFlexRange.D4 ChartFlexRange.D5:ChartFlexRange.D12 ChartFlexRange.E4:ChartFlexRange.E4 ChartFlexRange.E5:ChartFlexRange.E12 ChartFlexRange.F4:ChartFlexRange.F4 ChartFlexRange.F5:ChartFlexRange.F12 ChartFlexRange.G4:ChartFlexRange.G4 ChartFlexRange.G5:ChartFlexRange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>
            <draw:frame table:end-cell-address="ChartFlexRange.O33" table:end-x="0.0118in" table:end-y="0.1783in" draw:z-index="1" draw:name="Graphics 1" draw:style-name="gr2" draw:text-style-name="P1" svg:width="5.3453in" svg:height="3.0228in" svg:x="0in" svg:y="0in">
              <draw:image xlink:href="Pictures/2000059F0000350A00001DFF7D29CF6F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number:min-integer-digits="1" number:grouping="true"/>
      <number:text> </number:text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0" number:min-integer-digits="1" number:grouping="true"/>
      <number:text> DM</number:text>
    </number:number-style>
    <number:number-style style:name="N126P0" style:volatile="true">
      <number:number number:decimal-places="0" number:min-integer-digits="1" number:grouping="true"/>
      <number:text> DM</number:text>
    </number:number-style>
    <number:number-style style:name="N126">
      <number:text>-</number:text>
      <number:number number:decimal-places="0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7P0"/>
    </number:number-style>
    <number:number-style style:name="N128">
      <number:number number:decimal-places="2" number:min-integer-digits="1" number:grouping="true"/>
      <number:text> DM</number:text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">
      <number:text>-</number:text>
      <number:number number:decimal-places="0" number:min-integer-digits="1" number:grouping="true"/>
      <number:text> DM</number:text>
    </number:number-style>
    <number:number-style style:name="N132P0" style:volatile="true">
      <number:number number:decimal-places="0" number:min-integer-digits="1" number:grouping="true"/>
      <number:text> DM</number:text>
    </number:number-style>
    <number:number-style style:name="N132P1" style:volatile="true">
      <number:text>-</number:text>
      <number:number number:decimal-places="0" number:min-integer-digits="1" number:grouping="true"/>
      <number:text> DM</number:text>
    </number:number-style>
    <number:number-style style:name="N132">
      <number:text>- DM</number:text>
      <style:map style:condition="value()&gt;0" style:apply-style-name="N132P0"/>
      <style:map style:condition="value()&lt;0" style:apply-style-name="N132P1"/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2" number:min-integer-digits="1" number:grouping="true"/>
      <number:text> DM</number:text>
    </number:number-style>
    <number:number-style style:name="N136P0" style:volatile="true">
      <number:number number:decimal-places="2" number:min-integer-digits="1" number:grouping="true"/>
      <number:text> DM</number:text>
    </number:number-style>
    <number:number-style style:name="N136P1" style:volatile="true">
      <number:text>-</number:text>
      <number:number number:decimal-places="2" number:min-integer-digits="1" number:grouping="true"/>
      <number:text> DM</number:text>
    </number:number-style>
    <number:number-style style:name="N136">
      <number:text>-</number:text>
      <number:number number:decimal-places="0" number:min-integer-digits="0"/>
      <number:text> DM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number-style>
    <number:number-style style:name="N14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4">05/04/2007</text:date>, <text:time>16:2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5-07-11T10:37:19</meta:creation-date>
    <dc:date>2007-05-04T16:21:39</dc:date>
    <dc:language>de-DE</dc:language>
    <meta:editing-cycles>5</meta:editing-cycles>
    <meta:editing-duration>PT7M42S</meta:editing-duration>
    <meta:user-defined meta:name="Info 1"/>
    <meta:user-defined meta:name="Info 2"/>
    <meta:user-defined meta:name="Info 3"/>
    <meta:user-defined meta:name="Info 4"/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000001907349pt" style:font-family-asian="'Andale Sans UI'" style:font-pitch-asian="variable" style:font-size-asian="14.3000001907349pt" style:font-family-complex="Tahoma" style:font-pitch-complex="variable" style:font-size-complex="14.3000001907349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true" chart:symbol-width="0.25cm" chart:symbol-height="0.25cm"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4">
      <style:chart-properties chart:display-label="true" chart:tick-marks-major-inner="false" chart:tick-marks-major-outer="true" chart:tick-marks-minor-inner="false" chart:tick-marks-minor-outer="false" chart:logarithmic="false" chart:minimum="87" chart:maximum="102" chart:origin="87" chart:interval-major="1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578cm" svg:height="7.679cm" chart:class="chart:stock" chart:style-name="ch1">
        <chart:title svg:x="4.758cm" svg:y="0.153cm" chart:style-name="ch2">
          <text:p>Stockchart_Type2</text:p>
        </chart:title>
        <chart:legend chart:legend-position="end" svg:x="12.362cm" svg:y="3.113cm" chart:style-name="ch3"/>
        <chart:plot-area chart:style-name="ch4" table:cell-range-address="ChartFlexRange.B4:ChartFlexRange.B12 ChartFlexRange.D4:ChartFlexRange.G12" chart:data-source-has-labels="both" svg:x="0.27cm" svg:y="1.019cm" svg:width="11.553cm" svg:height="6.508cm">
          <chart:axis chart:dimension="x" chart:name="primary-x" chart:style-name="ch5">
            <chart:categories table:cell-range-address="ChartFlexRange.B5:ChartFlexRange.B12"/>
          </chart:axis>
          <chart:axis chart:dimension="y" chart:name="primary-y" chart:style-name="ch6">
            <chart:grid chart:class="major"/>
          </chart:axis>
          <chart:series chart:values-cell-range-address="ChartFlexRange.D5:ChartFlexRange.D12" chart:label-cell-address="ChartFlexRange.D4:ChartFlexRange.D4" chart:attached-axis="primary-y">
            <chart:data-point chart:repeated="8"/>
          </chart:series>
          <chart:series chart:values-cell-range-address="ChartFlexRange.E5:ChartFlexRange.E12" chart:label-cell-address="ChartFlexRange.E4:ChartFlexRange.E4" chart:attached-axis="primary-y">
            <chart:data-point chart:repeated="8"/>
          </chart:series>
          <chart:series chart:values-cell-range-address="ChartFlexRange.F5:ChartFlexRange.F12" chart:label-cell-address="ChartFlexRange.F4:ChartFlexRange.F4" chart:attached-axis="primary-y">
            <chart:data-point chart:repeated="8"/>
          </chart:series>
          <chart:series chart:values-cell-range-address="ChartFlexRange.G5:ChartFlexRange.G12" chart:label-cell-address="ChartFlexRange.G4:ChartFlexRange.G4" chart:attached-axis="primary-y">
            <chart:data-point chart:repeated="8"/>
          </chart:series>
          <chart:stock-gain-marker chart:style-name="ch7"/>
          <chart:stock-loss-marker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04/07/05</text:p>
              </table:table-cell>
              <table:table-cell office:value-type="float" office:value="88.75">
                <text:p>88.75</text:p>
              </table:table-cell>
              <table:table-cell office:value-type="float" office:value="94.5">
                <text:p>94.5</text:p>
              </table:table-cell>
              <table:table-cell office:value-type="float" office:value="88.875">
                <text:p>88.87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04/08/05</text:p>
              </table:table-cell>
              <table:table-cell office:value-type="float" office:value="92.6875">
                <text:p>92.6875</text:p>
              </table:table-cell>
              <table:table-cell office:value-type="float" office:value="95.5">
                <text:p>95.5</text:p>
              </table:table-cell>
              <table:table-cell office:value-type="float" office:value="87">
                <text:p>87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04/09/05</text:p>
              </table:table-cell>
              <table:table-cell office:value-type="float" office:value="93.6875">
                <text:p>93.6875</text:p>
              </table:table-cell>
              <table:table-cell office:value-type="float" office:value="96.5">
                <text:p>96.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4/10/05</text:p>
              </table:table-cell>
              <table:table-cell office:value-type="float" office:value="92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4/11/05</text:p>
              </table:table-cell>
              <table:table-cell office:value-type="float" office:value="93">
                <text:p>93</text:p>
              </table:table-cell>
              <table:table-cell office:value-type="float" office:value="98.5">
                <text:p>98.5</text:p>
              </table:table-cell>
              <table:table-cell office:value-type="float" office:value="90">
                <text:p>9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04/12/05</text:p>
              </table:table-cell>
              <table:table-cell office:value-type="float" office:value="93.6">
                <text:p>93.6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04/13/05</text:p>
              </table:table-cell>
              <table:table-cell office:value-type="float" office:value="93.8">
                <text:p>93.8</text:p>
              </table:table-cell>
              <table:table-cell office:value-type="float" office:value="100.5">
                <text:p>100.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4/14/05</text:p>
              </table:table-cell>
              <table:table-cell office:value-type="float" office:value="94">
                <text:p>94</text:p>
              </table:table-cell>
              <table:table-cell office:value-type="float" office:value="101.5">
                <text:p>101.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